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E000002D7A427C6D9E1C10F49.png" manifest:media-type="image/png"/>
  <manifest:file-entry manifest:full-path="Pictures/10000001000001F6000002E006422E39AE84ED48.png" manifest:media-type="image/png"/>
  <manifest:file-entry manifest:full-path="Pictures/10000001000001EE000002D33DCB301F3FE42F70.png" manifest:media-type="image/png"/>
  <manifest:file-entry manifest:full-path="Pictures/10000001000001F3000002D9D777A09238788E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168cm" svg:y="-0.639cm" svg:width="18.842cm" svg:height="27.728cm" draw:z-index="0"><draw:image xlink:href="Pictures/10000001000001EE000002D7A427C6D9E1C10F49.png" xlink:type="simple" xlink:show="embed" xlink:actuate="onLoad" draw:mime-type="image/png"/></draw:frame></text:p>
      <text:p text:style-name="P1"><draw:frame draw:style-name="fr1" draw:name="Image2" text:anchor-type="char" svg:x="-0.878cm" svg:y="-0.847cm" svg:width="18.807cm" svg:height="27.575cm" draw:z-index="1"><draw:image xlink:href="Pictures/10000001000001F6000002E006422E39AE84ED48.png" xlink:type="simple" xlink:show="embed" xlink:actuate="onLoad" draw:mime-type="image/png"/></draw:frame></text:p>
      <text:p text:style-name="P1"><draw:frame draw:style-name="fr1" draw:name="Image3" text:anchor-type="char" svg:x="-0.857cm" svg:y="-1.129cm" svg:width="18.69cm" svg:height="27.353cm" draw:z-index="2"><draw:image xlink:href="Pictures/10000001000001EE000002D33DCB301F3FE42F70.png" xlink:type="simple" xlink:show="embed" xlink:actuate="onLoad" draw:mime-type="image/png"/></draw:frame></text:p>
      <text:p text:style-name="P1"><draw:frame draw:style-name="fr1" draw:name="Image4" text:anchor-type="char" svg:x="-1.235cm" svg:y="-1.468cm" svg:width="19.163cm" svg:height="27.995cm" draw:z-index="3"><draw:image xlink:href="Pictures/10000001000001F3000002D9D777A09238788E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2:35:00.546000000</meta:creation-date>
    <dc:date>2025-04-11T12:36:55.773000000</dc:date>
    <meta:editing-duration>PT1M55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